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2019-05-1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2016-04-12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2014-11-10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2013-02-2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2010-03-03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2007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2004-02-12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2001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95-10-1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90-03-27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88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87-04-0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86-04-0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85-04-01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84-03-19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83-03-29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82-04-23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81-04-22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80-03-25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79-04-1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78-05-02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77-03-31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75-12-01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74-11-2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73-12-0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72-10-18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71-11-09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70-10-13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69-11-04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014093112901</text:p>
          </table:table-cell>
          <table:table-cell office:value-type="string" calcext:value-type="string">
            <text:p>1967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